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092" officeooo:paragraph-rsid="001d2092"/>
    </style:style>
    <style:style style:name="P2" style:family="paragraph" style:parent-style-name="Standard">
      <style:text-properties officeooo:rsid="001e50e3" officeooo:paragraph-rsid="001e50e3"/>
    </style:style>
    <style:style style:name="P3" style:family="paragraph" style:parent-style-name="Standard">
      <style:text-properties officeooo:rsid="001f9e3d" officeooo:paragraph-rsid="001f9e3d"/>
    </style:style>
    <style:style style:name="P4" style:family="paragraph" style:parent-style-name="Standard">
      <style:text-properties officeooo:rsid="00257da7" officeooo:paragraph-rsid="00257da7"/>
    </style:style>
    <style:style style:name="P5" style:family="paragraph" style:parent-style-name="Standard">
      <style:text-properties officeooo:rsid="0026e1c2" officeooo:paragraph-rsid="0026e1c2"/>
    </style:style>
    <style:style style:name="P6" style:family="paragraph" style:parent-style-name="Standard">
      <style:text-properties officeooo:rsid="0028133a" officeooo:paragraph-rsid="0028133a"/>
    </style:style>
    <style:style style:name="P7" style:family="paragraph" style:parent-style-name="Standard">
      <style:text-properties officeooo:rsid="0026e1c2" officeooo:paragraph-rsid="0026e1c2"/>
    </style:style>
    <style:style style:name="P8" style:family="paragraph" style:parent-style-name="Standard">
      <style:text-properties officeooo:rsid="002c447b" officeooo:paragraph-rsid="002c447b"/>
    </style:style>
    <style:style style:name="T1" style:family="text">
      <style:text-properties officeooo:rsid="001f9e3d"/>
    </style:style>
    <style:style style:name="T2" style:family="text">
      <style:text-properties officeooo:rsid="0026e1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e1c2" style:font-weight-asian="bold" style:font-weight-complex="bold"/>
    </style:style>
    <style:style style:name="T5" style:family="text">
      <style:text-properties officeooo:rsid="002ba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do apt-get install git <text:s/>&gt; install git</text:p>
      <text:p text:style-name="P2">udo apt-get install git-core &gt; install git core</text:p>
      <text:p text:style-name="P3">Go to bash terminal within the code editor below and select the project by cd where you want to upload git and upload files from that folder</text:p>
      <text:p text:style-name="P1"><text:span text:style-name="T1">g</text:span>it init &gt; <text:span text:style-name="T1">initializes git</text:span></text:p>
      <text:p text:style-name="P1">git status &gt; <text:span text:style-name="T1">shows all the open files in the code editor, and puts files in staging area ready to be uploaded</text:span></text:p>
      <text:p text:style-name="P1">git add </text:p>
      <text:p text:style-name="P1">git commit -am "<text:span text:style-name="T5">message</text:span>"</text:p>
      <text:p text:style-name="P1">git push</text:p>
      <text:p text:style-name="P1"/>
      <text:p text:style-name="P4">to change branch in git, we use <text:span text:style-name="T3">git </text:span><text:span text:style-name="T4">checkout branchname</text:span></text:p>
      <text:p text:style-name="P4">after git add,</text:p>
      <text:p text:style-name="P4">git commit -am “<text:span text:style-name="T2">any message”</text:span></text:p>
      <text:p text:style-name="P5">git push (if not working, then…..)</text:p>
      <text:p text:style-name="P5">git push --set-upstream origin branchname</text:p>
      <text:p text:style-name="P5"/>
      <text:p text:style-name="P5"/>
      <text:p text:style-name="P6">log data from successful push::</text:p>
      <text:p text:style-name="P5"/>
      <text:p text:style-name="P5">dhanno@pop-os:~/Documents/main_cnext/cnext$ git branch</text:p>
      <text:p text:style-name="P5">* features_api</text:p>
      <text:p text:style-name="P5"><text:s text:c="2"/>master</text:p>
      <text:p text:style-name="P5">dhanno@pop-os:~/Documents/main_cnext/cnext$ gti status</text:p>
      <text:p text:style-name="P5">bash: gti: command not found</text:p>
      <text:p text:style-name="P5">dhanno@pop-os:~/Documents/main_cnext/cnext$ git status</text:p>
      <text:p text:style-name="P5">On branch features_api</text:p>
      <text:p text:style-name="P5">Changes not staged for commit:</text:p>
      <text:p text:style-name="P5"><text:s text:c="2"/>(use "git add &lt;file&gt;..." to update what will be committed)</text:p>
      <text:p text:style-name="P5"><text:s text:c="2"/>(use "git restore &lt;file&gt;..." to discard changes in working directory)</text:p>
      <text:p text:style-name="P5"><text:s text:c="8"/>modified: <text:s text:c="2"/>cnext_backend/apps/products/api/controllers.py</text:p>
      <text:p text:style-name="P5"><text:s text:c="8"/>modified: <text:s text:c="2"/>cnext_backend/apps/products/api/serializers.py</text:p>
      <text:p text:style-name="P5"><text:s text:c="8"/>modified: <text:s text:c="2"/>cnext_backend/urls/api_urls.py</text:p>
      <text:p text:style-name="P5"/>
      <text:p text:style-name="P5">no changes added to commit (use "git add" and/or "git commit -a")</text:p>
      <text:p text:style-name="P5">dhanno@pop-os:~/Documents/main_cnext/cnext$ git commit -am 'api for feature group added'</text:p>
      <text:p text:style-name="P5">[features_api 2d72c3d] api for feature group added</text:p>
      <text:p text:style-name="P5"><text:s/>3 files changed, 31 insertions(+), 4 deletions(-)</text:p>
      <text:p text:style-name="P5">dhanno@pop-os:~/Documents/main_cnext/cnext$ git status</text:p>
      <text:p text:style-name="P5">On branch features_api</text:p>
      <text:p text:style-name="P5">nothing to commit, working tree clean</text:p>
      <text:p text:style-name="P5">dhanno@pop-os:~/Documents/main_cnext/cnext$ git push</text:p>
      <text:p text:style-name="P5">fatal: The current branch features_api has no upstream branch.</text:p>
      <text:p text:style-name="P5">To push the current branch and set the remote as upstream, use</text:p>
      <text:p text:style-name="P5"/>
      <text:p text:style-name="P5"><text:s text:c="4"/>git push --set-upstream origin features_api</text:p>
      <text:p text:style-name="P5"/>
      <text:p text:style-name="P5">dhanno@pop-os:~/Documents/main_cnext/cnext$ git push --set-upstream origin features_api</text:p>
      <text:p text:style-name="P5">Enumerating objects: 19, done.</text:p>
      <text:p text:style-name="P5">Counting objects: 100% (19/19), done.</text:p>
      <text:p text:style-name="P5">Delta compression using up to 8 threads</text:p>
      <text:p text:style-name="P5">Compressing objects: 100% (10/10), done.</text:p>
      <text:p text:style-name="P5"><text:soft-page-break/>Writing objects: 100% (10/10), 1.10 KiB | 1.10 MiB/s, done.</text:p>
      <text:p text:style-name="P5">Total 10 (delta 8), reused 0 (delta 0), pack-reused 0</text:p>
      <text:p text:style-name="P5">remote: Resolving deltas: 100% (8/8), completed with 8 local objects.</text:p>
      <text:p text:style-name="P5">remote: </text:p>
      <text:p text:style-name="P5">remote: Create a pull request for 'features_api' on GitHub by visiting:</text:p>
      <text:p text:style-name="P5">remote: <text:s text:c="5"/>https://github.com/careers-360/cnext/pull/new/features_api</text:p>
      <text:p text:style-name="P5">remote: </text:p>
      <text:p text:style-name="P5">To github.com:careers-360/cnext.git</text:p>
      <text:p text:style-name="P5"><text:s/>* [new branch] <text:s text:c="5"/>features_api -&gt; features_api</text:p>
      <text:p text:style-name="P5">Branch 'features_api' set up to track remote branch 'features_api' from 'origin'.</text:p>
      <text:p text:style-name="P5">dhanno@pop-os:~/Documents/main_cnext/cnext$ git push</text:p>
      <text:p text:style-name="P5">Everything up-to-date</text:p>
      <text:p text:style-name="P5">dhanno@pop-os:~/Documents/main_cnext/cnext$ git status</text:p>
      <text:p text:style-name="P5">On branch features_api</text:p>
      <text:p text:style-name="P5">Your branch is up to date with 'origin/features_api'.</text:p>
      <text:p text:style-name="P5"/>
      <text:p text:style-name="P5">nothing to commit, working tree clean</text:p>
      <text:p text:style-name="P5">dhanno@pop-os:~/Documents/main_cnext/cnext$ </text:p>
      <text:p text:style-name="P5"/>
      <text:p text:style-name="P8">PULL</text:p>
      <text:p text:style-name="P8">git pull url</text:p>
      <text:p text:style-name="P8">#make changes</text:p>
      <text:p text:style-name="P8">git add .</text:p>
      <text:p text:style-name="P8">Git commit -am “change”</text:p>
      <text:p text:style-name="P8">git remote add origin url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5:28:06.243595350</meta:creation-date>
    <meta:editing-duration>PT43M1S</meta:editing-duration>
    <meta:editing-cycles>4</meta:editing-cycles>
    <meta:generator>LibreOffice/7.1.7.2$Linux_X86_64 LibreOffice_project/10$Build-2</meta:generator>
    <dc:date>2021-12-14T14:23:25.920909698</dc:date>
    <meta:document-statistic meta:table-count="0" meta:image-count="0" meta:object-count="0" meta:page-count="2" meta:paragraph-count="66" meta:word-count="376" meta:character-count="2876" meta:non-whitespace-character-count="2512"/>
  </office:meta>
</office:document-meta>
</file>